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1.11111in" style:font-size-asian="1.11111in" style:font-size-complex="1.1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ptos" style:font-family-complex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9" draw:master-page-name="Master1-Layout1-title-Титульный-слайд" presentation:presentation-page-layout-name="Master1-PPL1" draw:id="Slide-257">
        <draw:frame draw:id="id63" presentation:style-name="a363" draw:name="Заголовок 1" svg:x="1.66667in" svg:y="1.20735in" svg:width="10in" svg:height="2.54083in" presentation:class="title" presentation:placeholder="false">
          <draw:text-box>
            <text:p text:style-name="a362" text:class-names="" text:cond-style-name=""><text:span text:style-name="a360" text:class-names="">ТЕЛЕГРАМ БОТ ДЛЯ СНА </text:span><text:span text:style-name="a361" text:class-names=""/></text:p>
          </draw:text-box>
          <svg:title/>
          <svg:desc/>
        </draw:frame>
        <draw:frame draw:id="id64" presentation:style-name="a367" draw:name="Подзаголовок 2" svg:x="6.66667in" svg:y="4.01956in" svg:width="5.95382in" svg:height="0.61598in" presentation:class="subtitle" presentation:placeholder="false">
          <draw:text-box>
            <text:p text:style-name="a366" text:class-names="" text:cond-style-name=""><text:span text:style-name="a364" text:class-names="">Ученики:</text:span><text:span text:style-name="a365" text:class-names=""><text:s text:c="1"/>Каримов А.С. Чернов Д.Е.</text:span></text:p>
          </draw:text-box>
          <svg:title/>
          <svg:desc/>
        </draw:frame>
        <draw:frame draw:id="id65" draw:style-name="a376" draw:name="TextBox 3" svg:x="5.11057in" svg:y="4.54515in" svg:width="7.60793in" svg:height="1.21172in">
          <draw:text-box>
            <text:p text:style-name="a370" text:class-names="" text:cond-style-name=""><text:span text:style-name="a368" text:class-names="">Научный руководитель:</text:span><text:span text:style-name="a369" text:class-names=""><text:s text:c="1"/>учитель Информатики</text:span></text:p>
            <text:p text:style-name="a373" text:class-names="" text:cond-style-name=""><text:span text:style-name="a371" text:class-names="">А.Тищенко</text:span><text:span text:style-name="a372" text:class-names=""/></text:p>
            <text:p text:style-name="a375" text:class-names="" text:cond-style-name=""><text:span text:style-name="a374" text:class-names=""/></text:p>
          </draw:text-box>
          <svg:title/>
          <svg:desc/>
        </draw:frame>
      </draw:page>
      <draw:page draw:name="Slide3" draw:style-name="a377" draw:master-page-name="Master1-Layout2-obj-Заголовок-и-объект" presentation:presentation-page-layout-name="Master1-PPL2" draw:id="Slide-258">
        <draw:frame draw:id="id66" presentation:style-name="a381" draw:name="Заголовок 1" svg:x="5.12349in" svg:y="0.3491in" svg:width="3.08635in" svg:height="0.81712in" presentation:class="title" presentation:placeholder="false">
          <draw:text-box>
            <text:p text:style-name="a380" text:class-names="" text:cond-style-name=""><text:span text:style-name="a378" text:class-names="">ВВЕДЕНИЕ</text:span><text:span text:style-name="a379" text:class-names=""/></text:p>
          </draw:text-box>
          <svg:title/>
          <svg:desc/>
        </draw:frame>
        <draw:frame draw:id="id67" presentation:style-name="a412" draw:name="Объект 2" svg:x="0.43474in" svg:y="1.45436in" svg:width="12.45381in" svg:height="5.38117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2" text:class-names="">Актуальность:<text:s text:c="1"/></text:span><text:span text:style-name="a383" text:class-names="">многие у кого есть проблемы со сном из-за </text:span><text:span text:style-name="a384" text:class-names="">телеграма</text:span><text:span text:style-name="a385" text:class-names=""> 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1" text:class-names="">Цель:<text:s text:c="1"/></text:span><text:span text:style-name="a392" text:class-names="">помочь ученикам школы избавиться от проблем со сном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Задачи:<text:s text:c="1"/>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1.Провисти опрос у учеников школы есть ли у них проблемы со сном</text:span></text:p>
              </text:list-item>
            </text:list>
            <text:list text:style-name="a408">
              <text:list-item>
                <text:p text:style-name="a407" text:class-names="" text:cond-style-name=""><text:span text:style-name="a404" text:class-names="">2.Создать<text:s text:c="1"/></text:span><text:span text:style-name="a405" text:class-names="">телеграм</text:span><text:span text:style-name="a406" text:class-names=""><text:s text:c="1"/>бот напоминалку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3.Испытать на ученике школы</text:span></text:p>
              </text:list-item>
            </text:list>
          </draw:text-box>
          <svg:title/>
          <svg:desc/>
        </draw:frame>
      </draw:page>
      <draw:page draw:name="Slide7" draw:style-name="a413" draw:master-page-name="Master1-Layout2-obj-Заголовок-и-объект" presentation:presentation-page-layout-name="Master1-PPL2" draw:id="Slide-262">
        <draw:frame draw:id="id68" presentation:style-name="a440" draw:name="Объект 2" svg:x="0.39035in" svg:y="0.4724in" svg:width="12.3114in" svg:height="3.43193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14" text:class-names="">Телеграм-<text:s text:c="1"/></text:span><text:span text:style-name="a415" text:class-names="">кросплатформенный</text:span><text:span text:style-name="a416" text:class-names=""><text:s text:c="1"/></text:span><text:span text:style-name="a417" text:class-names="">мессенджер. Основан в 2013 году Павлом</text:span><text:span text:style-name="a418" text:class-names=""> и </text:span><text:span text:style-name="a419" text:class-names="">Николаем Дуровыми</text:span><text:span text:style-name="a420" text:class-names="">.</text:span><text:span text:style-name="a42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24" text:class-names="">Приложение позволяет обмениваться текстовыми, голосовыми и видеосообщениями, а также </text:span><text:span text:style-name="a425" text:class-names="">стикерами</text:span><text:span text:style-name="a426" text:class-names="">,<text:s text:c="1"/></text:span><text:span text:style-name="a427" text:class-names="">фотографиями и файлами многих форматов. Также позволяет совершать аудио и видеозвонки,<text:s text:c="1"/></text:span><text:span text:style-name="a428" text:class-names="">организовывать конференции и </text:span><text:span text:style-name="a429" text:class-names="">прямые эфиры</text:span><text:span text:style-name="a430" text:class-names="">, хранить неограниченное количество файлов, вести каналы (микроблоги), создавать и использовать ботов. Приложения<text:s text:c="1"/></text:span><text:span text:style-name="a431" text:class-names="">Telegram</text:span><text:span text:style-name="a432" text:class-names=""><text:s text:c="1"/>доступны<text:s text:c="1"/></text:span><text:span text:style-name="a433" text:class-names="">для Android, iOS, Windows, macOS и Linux.</text:span><text:span text:style-name="a434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</draw:page>
      <draw:page draw:name="Slide4" draw:style-name="a441" draw:master-page-name="Master1-Layout2-obj-Заголовок-и-объект" presentation:presentation-page-layout-name="Master1-PPL2" draw:id="Slide-259">
        <draw:frame draw:id="id69" presentation:style-name="a445" draw:name="Заголовок 1" svg:x="0.91667in" svg:y="0.39931in" svg:width="11.5in" svg:height="1.44965in" presentation:class="title" presentation:placeholder="false">
          <draw:text-box>
            <text:p text:style-name="a444" text:class-names="" text:cond-style-name=""><text:span text:style-name="a442" text:class-names="">РЕЗУЛЬТАТЫ ОПРОСА</text:span><text:span text:style-name="a443" text:class-names=""/></text:p>
          </draw:text-box>
          <svg:title/>
          <svg:desc/>
        </draw:frame>
        <draw:frame draw:id="id70" presentation:style-name="a446" draw:name="Объект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47" draw:master-page-name="Master1-Layout2-obj-Заголовок-и-объект" presentation:presentation-page-layout-name="Master1-PPL2" draw:id="Slide-260">
        <draw:frame draw:id="id71" presentation:style-name="a453" draw:name="Объект 2" svg:x="0.29418in" svg:y="1.13307in" svg:width="11.48996in" svg:height="1.58599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8" text:class-names="">Как мы<text:s text:c="1"/></text:span><text:span text:style-name="a449" text:class-names="">видем</text:span><text:span text:style-name="a450" text:class-names=""><text:s text:c="1"/>у многих проблемы со сном из-за недосыпа<text:s text:c="1"/></text:span></text:p>
              </text:list-item>
            </text:list>
          </draw:text-box>
          <svg:title/>
          <svg:desc/>
        </draw:frame>
      </draw:page>
      <draw:page draw:name="Slide6" draw:style-name="a454" draw:master-page-name="Master1-Layout2-obj-Заголовок-и-объект" presentation:presentation-page-layout-name="Master1-PPL2" draw:id="Slide-261">
        <draw:frame draw:id="id72" presentation:style-name="a455" draw:name="Заголовок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456" draw:name="Объект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.12.2024</text:date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2">
      <draw:frame draw:id="id5" presentation:style-name="a35" draw:name="Заголовок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Образец заголовка</text:span></text:p>
        </draw:text-box>
        <svg:title/>
        <svg:desc/>
      </draw:frame>
      <draw:frame draw:id="id6" presentation:style-name="a38" draw:name="Подзаголовок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Образец подзаголовка</text:span></text:p>
        </draw:text-box>
        <svg:title/>
        <svg:desc/>
      </draw:frame>
      <draw:frame draw:id="id7" presentation:style-name="a43" draw:name="Дата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2.12.2024</text:date></text:span><text:span text:style-name="a41" text:class-names=""/></text:p>
        </draw:text-box>
        <svg:title/>
        <svg:desc/>
      </draw:frame>
      <draw:frame draw:id="id8" presentation:style-name="a46" draw:name="Нижний колонтитул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Номер слайда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1">
      <draw:frame draw:id="id10" presentation:style-name="a54" draw:name="Заголовок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Образец заголовка</text:span></text:p>
        </draw:text-box>
        <svg:title/>
        <svg:desc/>
      </draw:frame>
      <draw:frame draw:id="id11" presentation:style-name="a70" draw:name="Объект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Образец текста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Второй уровень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Дата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.12.2024</text:date></text:span><text:span text:style-name="a73" text:class-names=""/></text:p>
        </draw:text-box>
        <svg:title/>
        <svg:desc/>
      </draw:frame>
      <draw:frame draw:id="id13" presentation:style-name="a78" draw:name="Нижний колонтитул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Номер слайда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3">
      <draw:frame draw:id="id15" presentation:style-name="a86" draw:name="Заголовок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Образец заголовка</text:span></text:p>
        </draw:text-box>
        <svg:title/>
        <svg:desc/>
      </draw:frame>
      <draw:frame draw:id="id16" presentation:style-name="a90" draw:name="Текст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Образец текста</text:span></text:p>
            </text:list-item>
          </text:list>
        </draw:text-box>
        <svg:title/>
        <svg:desc/>
      </draw:frame>
      <draw:frame draw:id="id17" presentation:style-name="a95" draw:name="Дата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2.12.2024</text:date></text:span><text:span text:style-name="a93" text:class-names=""/></text:p>
        </draw:text-box>
        <svg:title/>
        <svg:desc/>
      </draw:frame>
      <draw:frame draw:id="id18" presentation:style-name="a98" draw:name="Нижний колонтитул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Номер слайда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03">
      <draw:frame draw:id="id20" presentation:style-name="a106" draw:name="Заголовок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21" presentation:style-name="a122" draw:name="Объект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й уровень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Объект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Дата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2.12.2024</text:date></text:span><text:span text:style-name="a141" text:class-names=""/></text:p>
        </draw:text-box>
        <svg:title/>
        <svg:desc/>
      </draw:frame>
      <draw:frame draw:id="id24" presentation:style-name="a146" draw:name="Нижний колонтитул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Номер слайда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4" draw:name="Заголовок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Образец заголовка</text:span></text:p>
        </draw:text-box>
        <svg:title/>
        <svg:desc/>
      </draw:frame>
      <draw:frame draw:id="id27" presentation:style-name="a158" draw:name="Текст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</draw:text-box>
        <svg:title/>
        <svg:desc/>
      </draw:frame>
      <draw:frame draw:id="id28" presentation:style-name="a174" draw:name="Объект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Текст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30" presentation:style-name="a194" draw:name="Объект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й уровень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Дата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2.12.2024</text:date></text:span><text:span text:style-name="a197" text:class-names=""/></text:p>
        </draw:text-box>
        <svg:title/>
        <svg:desc/>
      </draw:frame>
      <draw:frame draw:id="id32" presentation:style-name="a202" draw:name="Нижний колонтитул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Номер слайда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07">
      <draw:frame draw:id="id34" presentation:style-name="a210" draw:name="Заголовок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Образец заголовка</text:span></text:p>
        </draw:text-box>
        <svg:title/>
        <svg:desc/>
      </draw:frame>
      <draw:frame draw:id="id35" presentation:style-name="a215" draw:name="Дата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2.12.2024</text:date></text:span><text:span text:style-name="a213" text:class-names=""/></text:p>
        </draw:text-box>
        <svg:title/>
        <svg:desc/>
      </draw:frame>
      <draw:frame draw:id="id36" presentation:style-name="a218" draw:name="Нижний колонтитул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Номер слайда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23">
      <draw:frame draw:id="id38" presentation:style-name="a228" draw:name="Дата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2.12.2024</text:date></text:span><text:span text:style-name="a226" text:class-names=""/></text:p>
        </draw:text-box>
        <svg:title/>
        <svg:desc/>
      </draw:frame>
      <draw:frame draw:id="id39" presentation:style-name="a231" draw:name="Нижний колонтитул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Номер слайда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36">
      <draw:frame draw:id="id41" presentation:style-name="a239" draw:name="Заголовок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42" presentation:style-name="a255" draw:name="Объект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44" presentation:style-name="a264" draw:name="Дата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2.12.2024</text:date></text:span><text:span text:style-name="a262" text:class-names=""/></text:p>
        </draw:text-box>
        <svg:title/>
        <svg:desc/>
      </draw:frame>
      <draw:frame draw:id="id45" presentation:style-name="a267" draw:name="Нижний колонтитул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Номер слайда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2">
      <draw:frame draw:id="id47" presentation:style-name="a275" draw:name="Заголовок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48" presentation:style-name="a278" draw:name="Рисунок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Текст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</draw:text-box>
        <svg:title/>
        <svg:desc/>
      </draw:frame>
      <draw:frame draw:id="id50" presentation:style-name="a287" draw:name="Дата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2.12.2024</text:date></text:span><text:span text:style-name="a285" text:class-names=""/></text:p>
        </draw:text-box>
        <svg:title/>
        <svg:desc/>
      </draw:frame>
      <draw:frame draw:id="id51" presentation:style-name="a290" draw:name="Нижний колонтитул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Номер слайда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95">
      <draw:frame draw:id="id53" presentation:style-name="a298" draw:name="Заголовок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54" presentation:style-name="a314" draw:name="Вертикальный текст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Дата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2.12.2024</text:date></text:span><text:span text:style-name="a317" text:class-names=""/></text:p>
        </draw:text-box>
        <svg:title/>
        <svg:desc/>
      </draw:frame>
      <draw:frame draw:id="id56" presentation:style-name="a322" draw:name="Нижний колонтитул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Номер слайда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27">
      <draw:frame draw:id="id58" presentation:style-name="a330" draw:name="Вертикальный заголовок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Образец заголовка</text:span></text:p>
        </draw:text-box>
        <svg:title/>
        <svg:desc/>
      </draw:frame>
      <draw:frame draw:id="id59" presentation:style-name="a346" draw:name="Вертикальный текст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Дата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2.12.2024</text:date></text:span><text:span text:style-name="a349" text:class-names=""/></text:p>
        </draw:text-box>
        <svg:title/>
        <svg:desc/>
      </draw:frame>
      <draw:frame draw:id="id61" presentation:style-name="a354" draw:name="Нижний колонтитул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Номер слайда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4-12-12T13:23:14Z</meta:creation-date>
    <dc:date>2024-12-12T16:56:04Z</dc:date>
    <meta:editing-cycles>150</meta:editing-cycles>
  </office:meta>
</office:document-meta>
</file>